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2025-10-17 2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093264" calcext:value-type="float">
            <text:p>231.0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2025-06-27 2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318816" calcext:value-type="float">
            <text:p>231.3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2025-03-14 2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953056" calcext:value-type="float">
            <text:p>230.9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2024-12-13 2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587296" calcext:value-type="float">
            <text:p>230.5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2024-09-05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59644" calcext:value-type="float">
            <text:p>230.5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2024-05-08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477568" calcext:value-type="float">
            <text:p>230.4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2024-02-09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114856" calcext:value-type="float">
            <text:p>230.1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2023-11-07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9.779576" calcext:value-type="float">
            <text:p>229.7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2023-07-28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9.80396" calcext:value-type="float">
            <text:p>229.8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2023-04-24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072184" calcext:value-type="float">
            <text:p>230.0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2023-04-24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09352" calcext:value-type="float">
            <text:p>230.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2023-02-17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105712" calcext:value-type="float">
            <text:p>230.1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2022-09-09 2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9.703376" calcext:value-type="float">
            <text:p>229.7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2022-06-02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9.075488" calcext:value-type="float">
            <text:p>229.0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2022-01-19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642672" calcext:value-type="float">
            <text:p>228.6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2021-10-06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343968" calcext:value-type="float">
            <text:p>228.3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2020-07-17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499672" calcext:value-type="float">
            <text:p>227.4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2020-03-20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246688" calcext:value-type="float">
            <text:p>227.2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2019-10-11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859592" calcext:value-type="float">
            <text:p>226.8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2019-05-09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990656" calcext:value-type="float">
            <text:p>226.9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2018-09-07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667568" calcext:value-type="float">
            <text:p>226.6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2018-06-12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74072" calcext:value-type="float">
            <text:p>226.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2017-05-03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14636" calcext:value-type="float">
            <text:p>226.1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2016-09-13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54592" calcext:value-type="float">
            <text:p>224.9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2016-05-25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35008" calcext:value-type="float">
            <text:p>225.2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2016-02-18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3572" calcext:value-type="float">
            <text:p>224.8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2014-05-12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0148" calcext:value-type="float">
            <text:p>225.2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2014-03-07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8812" calcext:value-type="float">
            <text:p>224.9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2013-10-18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646744" calcext:value-type="float">
            <text:p>224.6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2013-06-19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93632" calcext:value-type="float">
            <text:p>224.8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2013-03-05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66808" calcext:value-type="float">
            <text:p>224.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2012-05-17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8144" calcext:value-type="float">
            <text:p>224.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2011-01-13 2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823784" calcext:value-type="float">
            <text:p>223.8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2010-06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863408" calcext:value-type="float">
            <text:p>223.8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2009-11-05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384872" calcext:value-type="float">
            <text:p>223.3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2009-06-10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89084" calcext:value-type="float">
            <text:p>223.8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2009-05-27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787208" calcext:value-type="float">
            <text:p>223.7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2009-03-11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695768" calcext:value-type="float">
            <text:p>223.6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2008-11-14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820736" calcext:value-type="float">
            <text:p>223.8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1997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10864" calcext:value-type="float">
            <text:p>219.5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1996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074744" calcext:value-type="float">
            <text:p>220.0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1996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97504" calcext:value-type="float">
            <text:p>219.2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1996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4076" calcext:value-type="float">
            <text:p>219.4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1995-08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666568" calcext:value-type="float">
            <text:p>218.6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1995-05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806776" calcext:value-type="float">
            <text:p>218.8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1995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23768" calcext:value-type="float">
            <text:p>219.1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1994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596464" calcext:value-type="float">
            <text:p>218.5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1994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383104" calcext:value-type="float">
            <text:p>218.3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1994-05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736672" calcext:value-type="float">
            <text:p>218.7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1994-03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87688" calcext:value-type="float">
            <text:p>218.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1993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946984" calcext:value-type="float">
            <text:p>218.9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1993-09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596464" calcext:value-type="float">
            <text:p>218.5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1993-06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7702" calcext:value-type="float">
            <text:p>218.7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1980-0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18368" calcext:value-type="float">
            <text:p>214.0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1979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7816" calcext:value-type="float">
            <text:p>213.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1979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172" calcext:value-type="float">
            <text:p>213.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1979-09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7816" calcext:value-type="float">
            <text:p>213.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1979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696" calcext:value-type="float">
            <text:p>213.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1979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696" calcext:value-type="float">
            <text:p>213.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1979-06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7816" calcext:value-type="float">
            <text:p>213.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1979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7816" calcext:value-type="float">
            <text:p>213.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1979-03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7816" calcext:value-type="float">
            <text:p>213.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1979-0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3912" calcext:value-type="float">
            <text:p>213.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1979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0008" calcext:value-type="float">
            <text:p>214.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045</text:p>
          </table:table-cell>
          <table:table-cell office:value-type="string" calcext:value-type="string">
            <text:p>17S/12E-23BBC</text:p>
          </table:table-cell>
          <table:table-cell office:value-type="string" calcext:value-type="string">
            <text:p>1978-1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0008" calcext:value-type="float">
            <text:p>214.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2" meta:object-count="0"/>
    <meta:user-defined meta:name="AppVersion">3.0</meta:user-defined>
  </office:meta>
</office:document-meta>
</file>